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d023" officeooo:paragraph-rsid="0006d023"/>
    </style:style>
    <style:style style:name="P2" style:family="paragraph" style:parent-style-name="Standard">
      <style:text-properties officeooo:rsid="0006d023" officeooo:paragraph-rsid="0006d023"/>
    </style:style>
    <style:style style:name="P3" style:family="paragraph" style:parent-style-name="Standard">
      <style:paragraph-properties fo:text-align="start" style:justify-single-word="false" style:writing-mode="lr-tb"/>
      <style:text-properties officeooo:rsid="0006d023" officeooo:paragraph-rsid="00073c59"/>
    </style:style>
    <style:style style:name="P4" style:family="paragraph" style:parent-style-name="Standard">
      <style:paragraph-properties fo:text-align="start" style:justify-single-word="false" style:writing-mode="lr-tb"/>
      <style:text-properties officeooo:paragraph-rsid="00073c59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rent questions</text:p>
      <text:p text:style-name="P1"/>
      <text:p text:style-name="P1">- Can I test the difference between inoculating a strain at germination and 2 weeks post germination when clover seeds start forming nodules?</text:p>
      <text:p text:style-name="P1">- Do I need to test clover growth in the soil type of choice to make sure it grows (Ellie probably already knows it grows in both soils)?</text:p>
      <text:p text:style-name="P1">- Inoculant volume and density choice</text:p>
      <text:p text:style-name="P1">- How long to grow soil microcosms for?</text:p>
      <text:p text:style-name="P4"><text:span text:style-name="T1">- How long can I leave between autoclaving my microcosms and inoculating them?</text:span></text:p>
      <text:p text:style-name="P4"><text:span text:style-name="T1">- How can I stagger my inoculations without affecting the structure of my artificial community?</text:span></text:p>
      <text:p text:style-name="P4"><text:span text:style-name="T1">- Will differences in densities of bacteria released from nodules, rhizosphere and bulk soil and thus applied to colony-count plates affect (errors of) relative fitness measurements? How will this affect between-environment comparisons?</text:span></text:p>
      <text:p text:style-name="P3"><text:span text:style-name="T1">- Do I need to normalise colony counts according to differential growth of the strain in my chosen media (TY?). i.e. if I know that strain A grows twice as fast as strain B in TY media when grown alone, should I divide the number of colonies by 2 when analysing competition assays?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1:48:41.334683145</meta:creation-date>
    <dc:date>2021-02-01T15:51:19.721580656</dc:date>
    <meta:editing-duration>PT19M2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9" meta:word-count="180" meta:character-count="1061" meta:non-whitespace-character-count="890"/>
  </office:meta>
</office:document-meta>
</file>